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eDefinedVariables" style:family="table">
      <style:table-properties style:width="6.9271in" fo:margin-left="0in" fo:margin-right="-0.0021in" table:align="margins"/>
    </style:style>
    <style:style style:name="PreDefinedVariables.A" style:family="table-column">
      <style:table-column-properties style:column-width="1.5729in" style:rel-column-width="14880*"/>
    </style:style>
    <style:style style:name="PreDefinedVariables.B" style:family="table-column">
      <style:table-column-properties style:column-width="5.3542in" style:rel-column-width="50655*"/>
    </style:style>
    <style:style style:name="PreDefinedVariabl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reDefinedVariables.B1" style:family="table-cell">
      <style:table-cell-properties fo:padding="0.0382in" fo:border="0.0007in solid #000000"/>
    </style:style>
    <style:style style:name="PreDefinedVariables.A2" style:family="table-cell">
      <style:table-cell-properties fo:padding="0.0382in" fo:border-left="0.0007in solid #000000" fo:border-right="none" fo:border-top="none" fo:border-bottom="0.0007in solid #000000"/>
    </style:style>
    <style:style style:name="PreDefinedVariabl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paragraph-properties fo:background-color="transparent">
        <style:background-image/>
      </style:paragraph-properties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fo:background-color="transparent" style:font-weight-asian="normal" style:font-weight-complex="normal"/>
    </style:style>
    <style:style style:name="P6" style:family="paragraph" style:parent-style-name="Text_20_body">
      <style:text-properties style:font-name="Courier New" fo:background-color="#eeeeee"/>
    </style:style>
    <style:style style:name="P7" style:family="paragraph" style:parent-style-name="Text_20_body">
      <style:paragraph-properties fo:background-color="#eeeeee">
        <style:background-image/>
      </style:paragraph-properties>
      <style:text-properties style:font-name="Courier New" fo:font-weight="normal" fo:background-color="transparent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weight="bold" fo:background-color="transparent" style:font-weight-asian="bold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background-color="#eeeeee"/>
    </style:style>
    <style:style style:name="T6" style:family="text">
      <style:text-properties style:font-name="Courier New" fo:font-weight="normal" fo:background-color="#eeeeee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d Maker JavaScript Translator (Experimental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Introduction<text:tab/>2</text:p>
          <text:p text:style-name="P8">Critical<text:tab/>2</text:p>
          <text:p text:style-name="P8">Reference Files<text:tab/>2</text:p>
          <text:p text:style-name="P9">Column Names<text:tab/>2</text:p>
          <text:p text:style-name="P9">Plain Strings<text:tab/>2</text:p>
          <text:p text:style-name="P9">Functions<text:tab/>2</text:p>
          <text:p text:style-name="P9">Single Quoted Strings<text:tab/>2</text:p>
          <text:p text:style-name="P10">Excel / Calc Note<text:tab/>2</text:p>
          <text:p text:style-name="P9">Tilde Escape Code<text:tab/>3</text:p>
          <text:p text:style-name="P9">Escape Codes<text:tab/>3</text:p>
          <text:p text:style-name="P8">Working with the Element Definition<text:tab/>3</text:p>
          <text:p text:style-name="P9">Column References / Defines<text:tab/>3</text:p>
          <text:p text:style-name="P9">Raw Strings<text:tab/>3</text:p>
          <text:p text:style-name="P9">Mixing Column References / Defines and Raw Strings<text:tab/>3</text:p>
          <text:p text:style-name="P8">Building Variable Names<text:tab/>3</text:p>
          <text:p text:style-name="P8">Pre-Defined Variables<text:tab/>3</text:p>
        </text:index-body>
      </text:table-of-content>
      <text:p text:style-name="P1"/>
      <text:h text:style-name="P12" text:outline-level="1">Introduction</text:h>
      <text:p text:style-name="P1">This document covers the JavaScript translator functionality. This is not the default translator for CardMaker but is available for users needing advanced functionality. There are a number of advantages and unfortunately a few disadvantages to using JavaScript translation for your project / references. This documentation is written with the assumption that you are already familiar with many concepts in the CardMaker application.</text:p>
      <text:p text:style-name="P1"/>
      <text:p text:style-name="P1">CardMaker can be switched to the JavaScript translator by right-clicking the Layouts node and selecting the Project Settings... menu item.</text:p>
      <text:h text:style-name="Heading_20_1" text:outline-level="1">Critical</text:h>
      <text:p text:style-name="Text_20_body">If you plan to use JavaScript for your translation language it must be applied to all your references in addition to the project file. You cannot mix translator types.</text:p>
      <text:h text:style-name="Heading_20_1" text:outline-level="1">Reference Files</text:h>
      <text:h text:style-name="Heading_20_2" text:outline-level="2">Column Names</text:h>
      <text:p text:style-name="Text_20_body">Column names have slightly more strict rules. The column name should follow the same rules as a valid JavaScript variable name. Any spaces in the name are automatically replaced with underscores.</text:p>
      <text:h text:style-name="Heading_20_2" text:outline-level="2">Plain Strings</text:h>
      <text:p text:style-name="Text_20_body">Plain string values in references work as normal. CardMaker will automatically assume the value in the spreadsheet is a raw string (with two exceptions: functions and single quoted strings detailed below). Plain strings are automatically quoted with single quotes for use by the JavaScript interpreter.</text:p>
      <text:h text:style-name="Heading_20_2" text:outline-level="2">Functions</text:h>
      <text:p text:style-name="P3">Any Reference string that begins with <text:span text:style-name="T5">function(</text:span> is assumed to be a function and is left as-is.</text:p>
      <text:h text:style-name="Heading_20_2" text:outline-level="2">Single Quoted Strings</text:h>
      <text:p text:style-name="Text_20_body">Any Reference string that begins with a quoted string is left as-is. This allows for the string to contain references and/or function calls.</text:p>
      <text:h text:style-name="Heading_20_3" text:outline-level="3">Excel / Calc Note</text:h>
      <text:p text:style-name="Text_20_body">Single quoted strings may be mutated and/or completely trashed by the editor. To help users avoid this problem they can put a ~ (tilde). Example:</text:p>
      <text:p text:style-name="P6">~'give each player ' + cointcount + ' coins</text:p>
      <text:h text:style-name="Heading_20_2" text:outline-level="2"><text:soft-page-break/>Tilde Escape Code</text:h>
      <text:p text:style-name="Text_20_body">If the reference value is intended to be a JavaScript variable use the tilde to avoid treating the value as a string. The example below would be translated as though j, k, and l are variables.</text:p>
      <text:p text:style-name="P6">~j + k + l</text:p>
      <text:h text:style-name="Heading_20_2" text:outline-level="2">Escape Codes</text:h>
      <text:p text:style-name="Text_20_body">The same escape codes (like <text:span text:style-name="T3">\n</text:span> for newline) are translated for JavaScript based references with one exception: you <text:span text:style-name="T3">MUST</text:span> use two blackslashes: <text:span text:style-name="T3">\\n</text:span> instead of <text:span text:style-name="T3">\n</text:span><text:span text:style-name="T1"> – this is due to JavaScript interpreting the backslash character as an indicator of an escape code. CardMaker </text:span><text:span text:style-name="T1">needs the backslash to perform the expected translation. Graphics paths are also affected by </text:span><text:span text:style-name="T1">this! Be sure to indicated two backslashes in the image path (or just use forward slashes).</text:span></text:p>
      <text:h text:style-name="Heading_20_1" text:outline-level="1">Working with the Element <text:span text:style-name="T3">Definition</text:span></text:h>
      <text:h text:style-name="P13" text:outline-level="2">Column References / Defines</text:h>
      <text:p text:style-name="P4">For column references just enter in the name of the column in <text:span text:style-name="T3">all lower case characters</text:span>. Example: <text:span text:style-name="T5">moneyearned</text:span></text:p>
      <text:p text:style-name="Text_20_body">Remember this is true across all JavaScript when referencing column values!</text:p>
      <text:h text:style-name="P13" text:outline-level="2">Raw Strings</text:h>
      <text:p text:style-name="Text_20_body"><text:span text:style-name="T1">Raw strings must be single quoted to appear. An example: </text:span><text:span text:style-name="T6">'This is a raw string.'</text:span></text:p>
      <text:p text:style-name="P4">The quotes are necessary so JavaScript treats the contents as a string not as variables.</text:p>
      <text:h text:style-name="P13" text:outline-level="2">Mixing Column References / Defines and Raw Strings</text:h>
      <text:p text:style-name="Text_20_body"><text:span text:style-name="T1">The quoted text will be treated as a raw string and any unquoted text will be interpreted as a variable (column reference/define). Example: </text:span><text:span text:style-name="T6">'Earn $' + money</text:span><text:span text:style-name="T2"> where money is a column/define.</text:span></text:p>
      <text:h text:style-name="P11" text:outline-level="1">Building Variable Names</text:h>
      <text:p text:style-name="P5">With JavaScript it is possible to construct a string and then look up the value by the name.</text:p>
      <text:p text:style-name="P7">idx = 5;</text:p>
      <text:p text:style-name="P7">columnName = 'specialcolumn_' + idx;</text:p>
      <text:p text:style-name="P7">finalValue = this[columnName]</text:p>
      <text:h text:style-name="P11" text:outline-level="1">Pre-Defined Variables</text:h>
      <text:p text:style-name="P5">These values are always defined and usable in JavaScript.</text:p>
      <table:table table:name="PreDefinedVariables" table:style-name="PreDefinedVariables">
        <table:table-column table:style-name="PreDefinedVariables.A"/>
        <table:table-column table:style-name="PreDefinedVariables.B"/>
        <table:table-header-rows>
          <text:soft-page-break/>
          <table:table-row>
            <table:table-cell table:style-name="PreDefinedVariables.A1" office:value-type="string">
              <text:p text:style-name="Table_20_Heading">Variable</text:p>
            </table:table-cell>
            <table:table-cell table:style-name="PreDefinedVariables.B1" office:value-type="string">
              <text:p text:style-name="Table_20_Heading">Value</text:p>
            </table:table-cell>
          </table:table-row>
        </table:table-header-rows>
        <table:table-row>
          <table:table-cell table:style-name="PreDefinedVariables.A2" office:value-type="string">
            <text:p text:style-name="Table_20_Contents">deckIndex</text:p>
          </table:table-cell>
          <table:table-cell table:style-name="PreDefinedVariables.B2" office:value-type="string">
            <text:p text:style-name="Table_20_Contents">The index of the card in relation to the deck</text:p>
          </table:table-cell>
        </table:table-row>
        <table:table-row>
          <table:table-cell table:style-name="PreDefinedVariables.A2" office:value-type="string">
            <text:p text:style-name="Table_20_Contents">cardIndex</text:p>
          </table:table-cell>
          <table:table-cell table:style-name="PreDefinedVariables.B2" office:value-type="string">
            <text:p text:style-name="Table_20_Contents">The index of the card itself (if the count is &gt; 0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2T15:32:25.78</meta:creation-date>
    <meta:editing-duration>P0D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4" meta:paragraph-count="63" meta:word-count="646" meta:character-count="3903"/>
  </office:meta>
</office:document-meta>
</file>